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4.99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2.933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254cm"/>
    </style:style>
    <style:style style:name="co8" style:family="table-column">
      <style:table-column-properties fo:break-before="auto" style:column-width="2.845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2.145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2.298cm"/>
    </style:style>
    <style:style style:name="co14" style:family="table-column">
      <style:table-column-properties fo:break-before="auto" style:column-width="2.866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2.736cm"/>
    </style:style>
    <style:style style:name="co17" style:family="table-column">
      <style:table-column-properties fo:break-before="auto" style:column-width="2.626cm"/>
    </style:style>
    <style:style style:name="co18" style:family="table-column">
      <style:table-column-properties fo:break-before="auto" style:column-width="2.6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PageStyle_5f_калькулятор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 style:data-style-name="N8001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 style:data-style-name="N8001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 style:data-style-name="N8001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 style:data-style-name="N8001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8001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 style:data-style-name="N8001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01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10" style:apply-style-name="ConditionalStyle_5f_47" style:base-cell-address="калькулятор.A1"/>
      <style:map style:condition="cell-content()&lt;20" style:apply-style-name="ConditionalStyle_5f_46" style:base-cell-address="калькулятор.A1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10" style:apply-style-name="ConditionalStyle_5f_47" style:base-cell-address="калькулятор.A1"/>
      <style:map style:condition="cell-content()&lt;20" style:apply-style-name="ConditionalStyle_5f_46" style:base-cell-address="калькулятор.A1"/>
    </style:style>
    <style:style style:name="ce35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10" style:apply-style-name="ConditionalStyle_5f_47" style:base-cell-address="калькулятор.A1"/>
      <style:map style:condition="cell-content()&lt;20" style:apply-style-name="ConditionalStyle_5f_46" style:base-cell-address="калькулятор.A1"/>
    </style:style>
    <style:style style:name="ce36" style:family="table-cell" style:parent-style-name="Excel_20_Built-in_20_Normal" style:data-style-name="N8001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10" style:apply-style-name="ConditionalStyle_5f_45" style:base-cell-address="калькулятор.A1"/>
      <style:map style:condition="cell-content()&lt;20" style:apply-style-name="ConditionalStyle_5f_44" style:base-cell-address="калькулятор.A1"/>
    </style:style>
    <style:style style:name="ce37" style:family="table-cell" style:parent-style-name="Excel_20_Built-in_20_Percent" style:data-style-name="N801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.86" style:apply-style-name="ConditionalStyle_5f_32" style:base-cell-address="калькулятор.A1"/>
      <style:map style:condition="cell-content()&gt;0.86" style:apply-style-name="ConditionalStyle_5f_31" style:base-cell-address="калькулятор.A1"/>
    </style:style>
    <style:style style:name="ce38" style:family="table-cell" style:parent-style-name="Excel_20_Built-in_20_Percent" style:data-style-name="N80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801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Percent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.85" style:apply-style-name="ConditionalStyle_5f_13" style:base-cell-address="калькулятор.A1"/>
      <style:map style:condition="cell-content()&gt;=0.86" style:apply-style-name="ConditionalStyle_5f_12" style:base-cell-address="калькулятор.A1"/>
    </style:style>
    <style:style style:name="ce41" style:family="table-cell" style:parent-style-name="Excel_20_Built-in_20_Percent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.85" style:apply-style-name="ConditionalStyle_5f_35" style:base-cell-address="калькулятор.A1"/>
      <style:map style:condition="cell-content()&gt;=0.86" style:apply-style-name="ConditionalStyle_5f_34" style:base-cell-address="калькулятор.A1"/>
    </style:style>
    <style:style style:name="ce42" style:family="table-cell" style:parent-style-name="Excel_20_Built-in_20_Percent" style:data-style-name="N8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39" style:base-cell-address="калькулятор.A1"/>
      <style:map style:condition="cell-content()&gt;0" style:apply-style-name="ConditionalStyle_5f_38" style:base-cell-address="калькулятор.A1"/>
      <style:map style:condition="cell-content()&lt;0" style:apply-style-name="ConditionalStyle_5f_33" style:base-cell-address="калькулятор.A1"/>
      <style:map style:condition="cell-content()&lt;0" style:apply-style-name="ConditionalStyle_5f_11" style:base-cell-address="калькулятор.A1"/>
      <style:map style:condition="cell-content()&lt;0" style:apply-style-name="ConditionalStyle_5f_10" style:base-cell-address="калькулятор.A1"/>
      <style:map style:condition="cell-content()&lt;0" style:apply-style-name="ConditionalStyle_5f_9" style:base-cell-address="калькулятор.A1"/>
    </style:style>
    <style:style style:name="ce47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39" style:base-cell-address="калькулятор.A1"/>
      <style:map style:condition="cell-content()&gt;0" style:apply-style-name="ConditionalStyle_5f_38" style:base-cell-address="калькулятор.A1"/>
      <style:map style:condition="cell-content()&lt;0" style:apply-style-name="ConditionalStyle_5f_30" style:base-cell-address="калькулятор.A1"/>
      <style:map style:condition="cell-content()&lt;0" style:apply-style-name="ConditionalStyle_5f_29" style:base-cell-address="калькулятор.A1"/>
      <style:map style:condition="cell-content()&lt;0" style:apply-style-name="ConditionalStyle_5f_28" style:base-cell-address="калькулятор.A1"/>
      <style:map style:condition="cell-content()&lt;0" style:apply-style-name="ConditionalStyle_5f_8" style:base-cell-address="калькулятор.A1"/>
      <style:map style:condition="cell-content()&lt;0" style:apply-style-name="ConditionalStyle_5f_7" style:base-cell-address="калькулятор.A1"/>
      <style:map style:condition="cell-content()&lt;0" style:apply-style-name="ConditionalStyle_5f_6" style:base-cell-address="калькулятор.A1"/>
      <style:map style:condition="cell-content()&lt;0" style:apply-style-name="ConditionalStyle_5f_5" style:base-cell-address="калькулятор.A1"/>
    </style:style>
    <style:style style:name="ce48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19" style:base-cell-address="калькулятор.A1"/>
      <style:map style:condition="cell-content()&gt;0" style:apply-style-name="ConditionalStyle_5f_18" style:base-cell-address="калькулятор.A1"/>
      <style:map style:condition="cell-content()&lt;0" style:apply-style-name="ConditionalStyle_5f_17" style:base-cell-address="калькулятор.A1"/>
    </style:style>
    <style:style style:name="ce49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 style:data-style-name="N108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 style:data-style-name="N8001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8001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10" style:apply-style-name="ConditionalStyle_5f_43" style:base-cell-address="калькулятор.A1"/>
      <style:map style:condition="cell-content()&lt;20" style:apply-style-name="ConditionalStyle_5f_42" style:base-cell-address="калькулятор.A1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10" style:apply-style-name="ConditionalStyle_5f_43" style:base-cell-address="калькулятор.A1"/>
      <style:map style:condition="cell-content()&lt;20" style:apply-style-name="ConditionalStyle_5f_42" style:base-cell-address="калькулятор.A1"/>
    </style:style>
    <style:style style:name="ce66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10" style:apply-style-name="ConditionalStyle_5f_43" style:base-cell-address="калькулятор.A1"/>
      <style:map style:condition="cell-content()&lt;20" style:apply-style-name="ConditionalStyle_5f_42" style:base-cell-address="калькулятор.A1"/>
    </style:style>
    <style:style style:name="ce67" style:family="table-cell" style:parent-style-name="Excel_20_Built-in_20_Normal" style:data-style-name="N8001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10" style:apply-style-name="ConditionalStyle_5f_41" style:base-cell-address="калькулятор.A1"/>
      <style:map style:condition="cell-content()&lt;20" style:apply-style-name="ConditionalStyle_5f_40" style:base-cell-address="калькулятор.A1"/>
    </style:style>
    <style:style style:name="ce68" style:family="table-cell" style:parent-style-name="Excel_20_Built-in_20_Percent" style:data-style-name="N801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.86" style:apply-style-name="ConditionalStyle_5f_4" style:base-cell-address="калькулятор.A1"/>
      <style:map style:condition="cell-content()&gt;0.85" style:apply-style-name="ConditionalStyle_5f_3" style:base-cell-address="калькулятор.A1"/>
    </style:style>
    <style:style style:name="ce69" style:family="table-cell" style:parent-style-name="Excel_20_Built-in_20_Percent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.85" style:apply-style-name="ConditionalStyle_5f_2" style:base-cell-address="калькулятор.A1"/>
      <style:map style:condition="cell-content()&gt;=0.86" style:apply-style-name="ConditionalStyle_5f_1" style:base-cell-address="калькулятор.A1"/>
    </style:style>
    <style:style style:name="ce70" style:family="table-cell" style:parent-style-name="Excel_20_Built-in_20_Percent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.85" style:apply-style-name="ConditionalStyle_5f_37" style:base-cell-address="калькулятор.A1"/>
      <style:map style:condition="cell-content()&gt;=0.86" style:apply-style-name="ConditionalStyle_5f_36" style:base-cell-address="калькулятор.A1"/>
    </style:style>
    <style:style style:name="ce71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" style:apply-style-name="ConditionalStyle_5f_27" style:base-cell-address="калькулятор.A1"/>
      <style:map style:condition="cell-content()&gt;0" style:apply-style-name="ConditionalStyle_5f_26" style:base-cell-address="калькулятор.A1"/>
      <style:map style:condition="cell-content()&lt;0" style:apply-style-name="ConditionalStyle_5f_25" style:base-cell-address="калькулятор.A1"/>
    </style:style>
    <style:style style:name="ce72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4" style:base-cell-address="калькулятор.A1"/>
      <style:map style:condition="cell-content()&gt;0" style:apply-style-name="ConditionalStyle_5f_23" style:base-cell-address="калькулятор.A1"/>
      <style:map style:condition="cell-content()&lt;0" style:apply-style-name="ConditionalStyle_5f_22" style:base-cell-address="калькулятор.A1"/>
      <style:map style:condition="cell-content()&lt;0" style:apply-style-name="ConditionalStyle_5f_21" style:base-cell-address="калькулятор.A1"/>
      <style:map style:condition="cell-content()&lt;0" style:apply-style-name="ConditionalStyle_5f_20" style:base-cell-address="калькулятор.A1"/>
    </style:style>
    <style:style style:name="ce73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16" style:base-cell-address="калькулятор.A1"/>
      <style:map style:condition="cell-content()&gt;0" style:apply-style-name="ConditionalStyle_5f_15" style:base-cell-address="калькулятор.A1"/>
      <style:map style:condition="cell-content()&lt;0" style:apply-style-name="ConditionalStyle_5f_14" style:base-cell-address="калькулятор.A1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65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92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pitch="variable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алькулятор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100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 office:value-type="string" table:number-columns-spanned="6" table:number-rows-spanned="1">
            <text:p>ФАКТ</text:p>
          </table:table-cell>
          <table:covered-table-cell table:number-columns-repeated="4" table:style-name="ce24"/>
          <table:covered-table-cell table:style-name="ce44"/>
          <table:table-cell table:style-name="ce51" office:value-type="string" table:number-columns-spanned="9" table:number-rows-spanned="1">
            <text:p>ПЛАН</text:p>
          </table:table-cell>
          <table:covered-table-cell table:number-columns-repeated="7" table:style-name="ce24"/>
          <table:covered-table-cell table:style-name="ce44"/>
          <table:table-cell table:number-columns-repeated="1003"/>
        </table:table-row>
        <table:table-row table:style-name="ro3">
          <table:table-cell table:style-name="ce2" table:number-columns-spanned="2" table:number-rows-spanned="1"/>
          <table:covered-table-cell table:style-name="ce2"/>
          <table:table-cell table:style-name="ce7" office:value-type="string">
            <text:p>Кол-во часов работы</text:p>
          </table:table-cell>
          <table:table-cell table:style-name="ce7" office:value-type="string">
            <text:p>Среднее кол-во дней</text:p>
          </table:table-cell>
          <table:table-cell table:style-name="ce7" office:value-type="string">
            <office:annotation draw:style-name="gr1" draw:text-style-name="P1" svg:width="3.975cm" svg:height="1.854cm" svg:x="11.455cm" svg:y="0.874cm" draw:caption-point-x="2.382cm" draw:caption-point-y="0.25cm">
              <dc:date>2024-11-14T00:00:00</dc:date>
              <text:p text:style-name="P1"><text:span text:style-name="T1">Шиляев Александр Евгеньевич:</text:span></text:p>
              <text:p text:style-name="P1"><text:span text:style-name="T2">-15% на тех проблемы</text:span></text:p>
            </office:annotation>
            <text:p>Максимальное кол-во файлов в день</text:p>
          </table:table-cell>
          <table:table-cell table:style-name="ce15" office:value-type="string">
            <text:p>Максимальное кол-во файлов в месяц</text:p>
          </table:table-cell>
          <table:table-cell table:style-name="ce18" office:value-type="string">
            <text:p>Факт среднее кол-во файлов в месяц</text:p>
          </table:table-cell>
          <table:table-cell table:style-name="ce25" office:value-type="string">
            <text:p>Факт </text:p>
            <text:p>кол-во машин</text:p>
          </table:table-cell>
          <table:table-cell table:style-name="ce25" office:value-type="string">
            <text:p>Факт максимальное кол-во файлов</text:p>
          </table:table-cell>
          <table:table-cell table:style-name="ce25" office:value-type="string">
            <text:p>Факт разница нагрузки</text:p>
          </table:table-cell>
          <table:table-cell table:style-name="ce25" office:value-type="string">
            <text:p>Факт нагрузка в %</text:p>
          </table:table-cell>
          <table:table-cell table:style-name="ce45" office:value-type="string">
            <text:p>Факт нехватка машин </text:p>
          </table:table-cell>
          <table:table-cell table:style-name="ce18" office:value-type="string">
            <text:p>Факт среднее кол-во файлов в месяц</text:p>
          </table:table-cell>
          <table:table-cell table:style-name="ce25" office:value-type="string">
            <text:p>Кол-во новых УЗ</text:p>
          </table:table-cell>
          <table:table-cell table:style-name="ce25" office:value-type="string">
            <text:p>Среднее количество файлов новых УЗ в месяц</text:p>
          </table:table-cell>
          <table:table-cell table:style-name="ce25" office:value-type="string">
            <text:p>Среднее </text:p>
            <text:p>кол-во файлов с учетом новых УЗ в месяц</text:p>
          </table:table-cell>
          <table:table-cell table:style-name="ce25"/>
          <table:table-cell table:style-name="ce25" office:value-type="string">
            <text:p>Факт максимальное кол-во файлов</text:p>
          </table:table-cell>
          <table:table-cell table:style-name="ce25" office:value-type="string">
            <text:p>Планируемая разница нагрузки</text:p>
          </table:table-cell>
          <table:table-cell table:style-name="ce25" office:value-type="string">
            <text:p>Планируемая нагрузка в %</text:p>
          </table:table-cell>
          <table:table-cell table:style-name="ce45" office:value-type="string">
            <text:p>Планируемая нехватка машин</text:p>
          </table:table-cell>
          <table:table-cell table:style-name="ce74" table:number-columns-repeated="1003"/>
        </table:table-row>
        <table:table-row table:style-name="ro4">
          <table:table-cell table:style-name="ce3" office:value-type="string" table:number-columns-spanned="1" table:number-rows-spanned="5">
            <text:p>Аналитик L1</text:p>
          </table:table-cell>
          <table:table-cell table:style-name="ce4" office:value-type="string">
            <text:p>180 часов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5">
            <text:p>15</text:p>
          </table:table-cell>
          <table:table-cell table:style-name="ce14" table:formula="of:=[.C4]*[.$H$15]/[.$H$14]*0.85" office:value-type="float" office:value="58.4375">
            <text:p>58</text:p>
          </table:table-cell>
          <table:table-cell table:style-name="ce16" table:formula="of:=[.D4]*[.E4]" office:value-type="float" office:value="876.5625">
            <text:p>877</text:p>
          </table:table-cell>
          <table:table-cell table:style-name="ce19" table:formula="of:=[.D13]" office:value-type="float" office:value="6539" table:number-columns-spanned="1" table:number-rows-spanned="3">
            <text:p>6539</text:p>
          </table:table-cell>
          <table:table-cell table:style-name="ce4" table:formula="of:=[.C17]" office:value-type="float" office:value="2">
            <text:p>2</text:p>
          </table:table-cell>
          <table:table-cell table:style-name="ce14" table:formula="of:=[.H4]*[.F4]" office:value-type="float" office:value="1753.125">
            <text:p>1753</text:p>
          </table:table-cell>
          <table:table-cell table:style-name="ce33" table:formula="of:=[.I4]+[.I5]+[.I6]-[.G4]" office:value-type="float" office:value="-960.875" table:number-columns-spanned="1" table:number-rows-spanned="3">
            <text:p>-961</text:p>
          </table:table-cell>
          <table:table-cell table:style-name="ce37" table:formula="of:=[.G4]/(SUM([.I4:.I6]))" office:value-type="percentage" office:value="1.17225770308123" table:number-columns-spanned="1" table:number-rows-spanned="3">
            <text:p>117%</text:p>
          </table:table-cell>
          <table:table-cell table:style-name="ce46" table:formula="of:=[.L7]" office:value-type="float" office:value="0">
            <text:p>0</text:p>
          </table:table-cell>
          <table:table-cell table:style-name="ce52" table:formula="of:=[.G4]" office:value-type="float" office:value="6539" table:number-columns-spanned="1" table:number-rows-spanned="3">
            <text:p>6539</text:p>
          </table:table-cell>
          <table:table-cell table:style-name="ce56" table:formula="of:=[.C15]" office:value-type="float" office:value="600" table:number-columns-spanned="1" table:number-rows-spanned="5">
            <text:p>600</text:p>
          </table:table-cell>
          <table:table-cell table:style-name="ce59" table:formula="of:=[.N4]*1.3-[.O8]-[.O7]" office:value-type="float" office:value="452.4" table:number-columns-spanned="1" table:number-rows-spanned="3">
            <office:annotation draw:style-name="gr2" draw:text-style-name="P1" svg:width="3.967cm" svg:height="2.121cm" svg:x="37.438cm" svg:y="5.944cm" draw:caption-point-x="-0.138cm" draw:caption-point-y="-2.408cm">
              <dc:date>2024-11-14T00:00:00</dc:date>
              <text:p text:style-name="P1"><text:span text:style-name="T1">Шиляев Александр Евгеньевич:</text:span></text:p>
              <text:p text:style-name="P1"><text:span text:style-name="T2">Кол-во новых УЗ умножаем на коэффицент 1,3</text:span></text:p>
            </office:annotation>
            <text:p>452</text:p>
          </table:table-cell>
          <table:table-cell table:style-name="ce59" table:formula="of:=[.M4]+[.O4]" office:value-type="float" office:value="6991.4" table:number-columns-spanned="1" table:number-rows-spanned="3">
            <text:p>6991</text:p>
          </table:table-cell>
          <table:table-cell table:style-name="ce11" table:formula="of:=[.C17]" office:value-type="float" office:value="2">
            <text:p>2</text:p>
          </table:table-cell>
          <table:table-cell table:style-name="ce14" table:formula="of:=[.F4]*[.Q4]" office:value-type="float" office:value="1753.125">
            <text:p>1753</text:p>
          </table:table-cell>
          <table:table-cell table:style-name="ce64" table:formula="of:=[.R4]+[.R5]+[.R6]-[.P4]" office:value-type="float" office:value="-1413.275" table:number-columns-spanned="1" table:number-rows-spanned="3">
            <text:p>-1413</text:p>
          </table:table-cell>
          <table:table-cell table:style-name="ce68" table:formula="of:=[.P4]/(SUM([.R4:.R6]))" office:value-type="percentage" office:value="1.25336022408964" table:number-columns-spanned="1" table:number-rows-spanned="3">
            <text:p>125%</text:p>
          </table:table-cell>
          <table:table-cell table:style-name="ce71" table:formula="of:=[.U7]" office:value-type="float" office:value="0">
            <text:p>0</text:p>
          </table:table-cell>
          <table:table-cell table:number-columns-repeated="1003"/>
        </table:table-row>
        <table:table-row table:style-name="ro4">
          <table:covered-table-cell table:style-name="ce3"/>
          <table:table-cell table:style-name="ce4" office:value-type="string">
            <text:p>168 часов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table:style-name="ce14" table:formula="of:=[.C5]*[.$H$15]/[.$H$14]*0.85" office:value-type="float" office:value="42.5">
            <text:p>43</text:p>
          </table:table-cell>
          <table:table-cell table:style-name="ce16" table:formula="of:=[.D5]*[.E5]" office:value-type="float" office:value="850">
            <text:p>850</text:p>
          </table:table-cell>
          <table:covered-table-cell table:style-name="ce20"/>
          <table:table-cell table:style-name="ce4" table:formula="of:=[.D17]" office:value-type="float" office:value="3">
            <text:p>3</text:p>
          </table:table-cell>
          <table:table-cell table:style-name="ce14" table:formula="of:=[.H5]*[.F5]" office:value-type="float" office:value="2550">
            <text:p>2550</text:p>
          </table:table-cell>
          <table:covered-table-cell table:style-name="ce34"/>
          <table:covered-table-cell table:style-name="ce38"/>
          <table:table-cell table:style-name="ce46" table:formula="of:=IF([.K4]&lt;0.86;0;ROUND((SUM([.I4:.I6]) * ([.K4]-0.86)) / 0.86 / [.F5]; 0))" office:value-type="float" office:value="2">
            <text:p>2</text:p>
          </table:table-cell>
          <table:covered-table-cell table:style-name="ce53"/>
          <table:covered-table-cell table:style-name="ce57"/>
          <table:covered-table-cell table:style-name="ce59"/>
          <table:covered-table-cell table:style-name="ce3"/>
          <table:table-cell table:style-name="ce11" table:formula="of:=[.D17]" office:value-type="float" office:value="3">
            <text:p>3</text:p>
          </table:table-cell>
          <table:table-cell table:style-name="ce14" table:formula="of:=[.F5]*[.Q5]" office:value-type="float" office:value="2550">
            <text:p>2550</text:p>
          </table:table-cell>
          <table:covered-table-cell table:style-name="ce65"/>
          <table:covered-table-cell table:style-name="ce38"/>
          <table:table-cell table:style-name="ce71" table:formula="of:=IF([.T4]&lt;0.86;0;ROUND((SUM([.R4:.R6]) * ([.T4]-0.86)) / 0.86 / [.F5]; 0))" office:value-type="float" office:value="3">
            <text:p>3</text:p>
          </table:table-cell>
          <table:table-cell table:number-columns-repeated="1003"/>
        </table:table-row>
        <table:table-row table:style-name="ro4">
          <table:covered-table-cell table:style-name="ce3"/>
          <table:table-cell table:style-name="ce4" office:value-type="string">
            <text:p>79 часов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table:style-name="ce14" table:formula="of:=[.C6]*[.$H$15]/[.$H$14]*0.85" office:value-type="float" office:value="21.25">
            <text:p>21</text:p>
          </table:table-cell>
          <table:table-cell table:style-name="ce16" table:formula="of:=[.D6]*[.E6]" office:value-type="float" office:value="425">
            <text:p>425</text:p>
          </table:table-cell>
          <table:covered-table-cell table:style-name="ce20"/>
          <table:table-cell table:style-name="ce4" table:formula="of:=[.E17]" office:value-type="float" office:value="3">
            <text:p>3</text:p>
          </table:table-cell>
          <table:table-cell table:style-name="ce14" table:formula="of:=[.H6]*[.F6]" office:value-type="float" office:value="1275">
            <text:p>1275</text:p>
          </table:table-cell>
          <table:covered-table-cell table:style-name="ce34"/>
          <table:covered-table-cell table:style-name="ce39"/>
          <table:table-cell table:style-name="ce47" table:formula="of:=IF(([.G4]/(SUM([.I4:.I6]) + [.L5] * [.F5]))&lt;0.86;0;ROUNDUP(([.G4]/(SUM([.I4:.I6]) + [.L5]*[.F5]) - 0.86)*(SUM([.I4:.I6]) + [.L5] * [.F5]) / 0.86 / [.F6]; 0))" office:value-type="float" office:value="1">
            <text:p>1</text:p>
          </table:table-cell>
          <table:covered-table-cell table:style-name="ce53"/>
          <table:covered-table-cell table:style-name="ce57"/>
          <table:covered-table-cell table:style-name="ce59"/>
          <table:covered-table-cell table:style-name="ce3"/>
          <table:table-cell table:style-name="ce11" table:formula="of:=[.E17]" office:value-type="float" office:value="3">
            <text:p>3</text:p>
          </table:table-cell>
          <table:table-cell table:style-name="ce14" table:formula="of:=[.F6]*[.Q6]" office:value-type="float" office:value="1275">
            <text:p>1275</text:p>
          </table:table-cell>
          <table:covered-table-cell table:style-name="ce65"/>
          <table:covered-table-cell table:style-name="ce39"/>
          <table:table-cell table:style-name="ce72" table:formula="of:=IF(([.M4]/(SUM([.R4:.R6]) + [.U5] * [.F5]))&lt;0.86;0;ROUNDUP(([.M4]/(SUM([.R4:.R6]) + [.U5]*[.F5]) - 0.86)*(SUM([.R4:.R6]) + [.U5] * [.F5]) / 0.86 / [.F6]; 0))" office:value-type="float" office:value="0">
            <text:p>0</text:p>
          </table:table-cell>
          <table:table-cell table:number-columns-repeated="1003"/>
        </table:table-row>
        <table:table-row table:style-name="ro4">
          <table:covered-table-cell table:style-name="ce3"/>
          <table:table-cell table:style-name="ce4" office:value-type="string">
            <text:p>180 часов праздники/вых</text:p>
          </table:table-cell>
          <table:table-cell table:style-name="ce4" office:value-type="float" office:value="11">
            <text:p>11</text:p>
          </table:table-cell>
          <table:table-cell table:style-name="ce11" office:value-type="float" office:value="15">
            <text:p>15</text:p>
          </table:table-cell>
          <table:table-cell table:style-name="ce14" table:formula="of:=[.C7]*[.$H$15]/[.$I$14]*0.85" office:value-type="float" office:value="77.9166666666667">
            <text:p>78</text:p>
          </table:table-cell>
          <table:table-cell table:style-name="ce16" table:formula="of:=[.D7]*[.E7]" office:value-type="float" office:value="1168.75">
            <text:p>1169</text:p>
          </table:table-cell>
          <table:table-cell table:style-name="ce21" table:formula="of:=[.F13]" office:value-type="float" office:value="833">
            <text:p>833</text:p>
          </table:table-cell>
          <table:table-cell table:style-name="ce26" table:formula="of:=[.F17]" office:value-type="float" office:value="2">
            <text:p>2</text:p>
          </table:table-cell>
          <table:table-cell table:style-name="ce30" table:formula="of:=[.H7]*[.F7]" office:value-type="float" office:value="2337.5">
            <text:p>2338</text:p>
          </table:table-cell>
          <table:table-cell table:style-name="ce35" table:formula="of:=[.I7]-[.G7]" office:value-type="float" office:value="1504.5">
            <text:p>1505</text:p>
          </table:table-cell>
          <table:table-cell table:style-name="ce40" table:formula="of:=[.G7]/[.I7]" office:value-type="percentage" office:value="0.356363636363636">
            <text:p>36%</text:p>
          </table:table-cell>
          <table:table-cell table:style-name="ce48" table:formula="of:=IF([.J8]&lt;0;[.I8]/[.F8]*1.8;IF((([.K8]+[.K7])/2)&lt;0.8;0;[.F8]/[.I8]))" office:value-type="float" office:value="0" table:number-columns-spanned="1" table:number-rows-spanned="2">
            <text:p>0</text:p>
          </table:table-cell>
          <table:table-cell table:style-name="ce54" table:formula="of:=[.G7]" office:value-type="float" office:value="833">
            <text:p>833</text:p>
          </table:table-cell>
          <table:covered-table-cell table:style-name="ce58"/>
          <table:table-cell table:style-name="ce60" table:formula="of:=([.N4]*1.3)*0.15" office:value-type="float" office:value="117">
            <text:p>117</text:p>
          </table:table-cell>
          <table:table-cell table:style-name="ce60" table:formula="of:=[.M7]+[.O7]" office:value-type="float" office:value="950">
            <text:p>950</text:p>
          </table:table-cell>
          <table:table-cell table:style-name="ce62" table:formula="of:=[.F17]" office:value-type="float" office:value="2">
            <text:p>2</text:p>
          </table:table-cell>
          <table:table-cell table:style-name="ce30" table:formula="of:=[.Q7]*[.F7]" office:value-type="float" office:value="2337.5">
            <text:p>2338</text:p>
          </table:table-cell>
          <table:table-cell table:style-name="ce66" table:formula="of:=[.R7]-[.P7]" office:value-type="float" office:value="1387.5">
            <text:p>1388</text:p>
          </table:table-cell>
          <table:table-cell table:style-name="ce69" table:formula="of:=[.P7]/[.R7]" office:value-type="percentage" office:value="0.406417112299465">
            <text:p>41%</text:p>
          </table:table-cell>
          <table:table-cell table:style-name="ce73" table:formula="of:=IF([.S8]&lt;0;[.I8]/[.F8]*1.8;IF((([.T8]+[.T7])/2)&lt;0.8;0;[.F8]/[.R8]))" office:value-type="float" office:value="0" table:number-columns-spanned="1" table:number-rows-spanned="2">
            <text:p>0</text:p>
          </table:table-cell>
          <table:table-cell table:number-columns-repeated="1003"/>
        </table:table-row>
        <table:table-row table:style-name="ro4">
          <table:covered-table-cell table:style-name="ce3"/>
          <table:table-cell table:style-name="ce4" office:value-type="string">
            <text:p>180 часов ночь</text:p>
          </table:table-cell>
          <table:table-cell table:style-name="ce4" office:value-type="float" office:value="11">
            <text:p>11</text:p>
          </table:table-cell>
          <table:table-cell table:style-name="ce11" office:value-type="float" office:value="15">
            <text:p>15</text:p>
          </table:table-cell>
          <table:table-cell table:style-name="ce14" table:formula="of:=[.C8]*[.$H$15]/[.$I$14]*0.85" office:value-type="float" office:value="77.9166666666667">
            <text:p>78</text:p>
          </table:table-cell>
          <table:table-cell table:style-name="ce16" table:formula="of:=[.D8]*[.E8]" office:value-type="float" office:value="1168.75">
            <text:p>1169</text:p>
          </table:table-cell>
          <table:table-cell table:style-name="ce22" table:formula="of:=[.E13]" office:value-type="float" office:value="1143">
            <text:p>1143</text:p>
          </table:table-cell>
          <table:table-cell table:style-name="ce27" table:formula="of:=[.F17]" office:value-type="float" office:value="2">
            <text:p>2</text:p>
          </table:table-cell>
          <table:table-cell table:style-name="ce31" table:formula="of:=[.H8]*[.F8]" office:value-type="float" office:value="2337.5">
            <text:p>2338</text:p>
          </table:table-cell>
          <table:table-cell table:style-name="ce36" table:formula="of:=[.I8]-[.G8]" office:value-type="float" office:value="1194.5">
            <text:p>1195</text:p>
          </table:table-cell>
          <table:table-cell table:style-name="ce41" table:formula="of:=[.G8]/[.I8]" office:value-type="percentage" office:value="0.488983957219251">
            <text:p>49%</text:p>
          </table:table-cell>
          <table:covered-table-cell table:style-name="ce49"/>
          <table:table-cell table:style-name="ce55" table:formula="of:=[.G8]" office:value-type="float" office:value="1143">
            <text:p>1143</text:p>
          </table:table-cell>
          <table:covered-table-cell table:style-name="ce56"/>
          <table:table-cell table:style-name="ce61" table:formula="of:=([.N4]*1.3)*0.27" office:value-type="float" office:value="210.6">
            <text:p>211</text:p>
          </table:table-cell>
          <table:table-cell table:style-name="ce61" table:formula="of:=[.M8]+[.O8]" office:value-type="float" office:value="1353.6">
            <text:p>1354</text:p>
          </table:table-cell>
          <table:table-cell table:style-name="ce63" table:formula="of:=[.F17]" office:value-type="float" office:value="2">
            <text:p>2</text:p>
          </table:table-cell>
          <table:table-cell table:style-name="ce31" table:formula="of:=[.F8]*[.Q8]" office:value-type="float" office:value="2337.5">
            <text:p>2338</text:p>
          </table:table-cell>
          <table:table-cell table:style-name="ce67" table:formula="of:=[.R8]-[.P8]" office:value-type="float" office:value="983.9">
            <text:p>984</text:p>
          </table:table-cell>
          <table:table-cell table:style-name="ce70" table:formula="of:=[.P8]/[.R8]" office:value-type="percentage" office:value="0.579080213903743">
            <text:p>58%</text:p>
          </table:table-cell>
          <table:covered-table-cell table:style-name="ce49"/>
          <table:table-cell table:number-columns-repeated="1003"/>
        </table:table-row>
        <table:table-row table:style-name="ro1">
          <table:table-cell table:number-columns-repeated="11"/>
          <table:table-cell table:style-name="ce50"/>
          <table:table-cell table:number-columns-repeated="1012"/>
        </table:table-row>
        <table:table-row table:style-name="ro1">
          <table:table-cell table:number-columns-repeated="10"/>
          <table:table-cell table:style-name="ce42"/>
          <table:table-cell table:style-name="ce50" table:number-columns-repeated="2"/>
          <table:table-cell table:number-columns-repeated="1011"/>
        </table:table-row>
        <table:table-row table:style-name="ro1">
          <table:table-cell/>
          <table:table-cell table:style-name="ce5" office:value-type="string" table:number-columns-spanned="5" table:number-rows-spanned="1">
            <text:p>Стоковые данные для заполнения</text:p>
          </table:table-cell>
          <table:covered-table-cell table:number-columns-repeated="4" table:style-name="ce5"/>
          <table:table-cell table:number-columns-repeated="4"/>
          <table:table-cell table:style-name="ce43"/>
          <table:table-cell table:style-name="ce29"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общее</text:p>
          </table:table-cell>
          <table:table-cell table:style-name="ce5" office:value-type="string">
            <text:p>день</text:p>
          </table:table-cell>
          <table:table-cell table:style-name="ce5" office:value-type="string">
            <text:p>ночь/пр/вых</text:p>
          </table:table-cell>
          <table:table-cell table:style-name="ce5" office:value-type="string">
            <text:p>день/пр/вых</text:p>
          </table:table-cell>
          <table:table-cell table:number-columns-repeated="4"/>
          <table:table-cell table:style-name="ce43"/>
          <table:table-cell table:style-name="ce29"/>
          <table:table-cell table:number-columns-repeated="1012"/>
        </table:table-row>
        <table:table-row table:style-name="ro5">
          <table:table-cell/>
          <table:table-cell table:style-name="ce6" office:value-type="string">
            <text:p>Факт среднее кол-во файлов в месяц</text:p>
          </table:table-cell>
          <table:table-cell table:style-name="ce8" office:value-type="float" office:value="10491">
            <text:p>10491</text:p>
          </table:table-cell>
          <table:table-cell table:style-name="ce12" office:value-type="float" office:value="6539">
            <text:p>6539</text:p>
          </table:table-cell>
          <table:table-cell table:style-name="ce12" office:value-type="float" office:value="1143">
            <text:p>1143</text:p>
          </table:table-cell>
          <table:table-cell table:style-name="ce12" office:value-type="float" office:value="833">
            <text:p>833</text:p>
          </table:table-cell>
          <table:table-cell table:style-name="ce10" office:value-type="string" table:number-columns-spanned="1" table:number-rows-spanned="2">
            <text:p>Время обработки (мин) </text:p>
          </table:table-cell>
          <table:table-cell table:style-name="ce3" office:value-type="string">
            <text:p>день</text:p>
          </table:table-cell>
          <table:table-cell table:style-name="ce3" office:value-type="string">
            <text:p>ночь</text:p>
          </table:table-cell>
          <table:table-cell/>
          <table:table-cell table:style-name="ce43"/>
          <table:table-cell table:style-name="ce32"/>
          <table:table-cell table:number-columns-repeated="1012"/>
        </table:table-row>
        <table:table-row table:style-name="ro1">
          <table:table-cell/>
          <table:table-cell table:style-name="ce6"/>
          <table:table-cell table:style-name="ce8"/>
          <table:table-cell table:style-name="ce12" table:number-columns-repeated="3"/>
          <table:covered-table-cell table:style-name="ce10"/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/>
          <table:table-cell table:style-name="ce43"/>
          <table:table-cell table:style-name="ce32"/>
          <table:table-cell table:number-columns-repeated="1012"/>
        </table:table-row>
        <table:table-row table:style-name="ro5">
          <table:table-cell/>
          <table:table-cell table:style-name="ce6" office:value-type="string">
            <text:p>Кол-во новых пользователей (УЗ)</text:p>
          </table:table-cell>
          <table:table-cell table:style-name="ce9" office:value-type="float" office:value="600">
            <text:p>600</text:p>
          </table:table-cell>
          <table:table-cell table:style-name="ce13" table:number-columns-repeated="3"/>
          <table:table-cell table:style-name="ce23" office:value-type="string">
            <text:p>Кол-во мин в часе</text:p>
          </table:table-cell>
          <table:table-cell table:style-name="ce28" office:value-type="float" office:value="50">
            <text:p>50</text:p>
          </table:table-cell>
          <table:table-cell table:number-columns-repeated="1016"/>
        </table:table-row>
        <table:table-row table:style-name="ro4">
          <table:table-cell/>
          <table:table-cell table:style-name="ce6"/>
          <table:table-cell table:style-name="ce10" office:value-type="string">
            <text:p>180 часов</text:p>
          </table:table-cell>
          <table:table-cell table:style-name="ce10" office:value-type="string">
            <text:p>168 часов</text:p>
          </table:table-cell>
          <table:table-cell table:style-name="ce10" office:value-type="string">
            <text:p>79 часов</text:p>
          </table:table-cell>
          <table:table-cell table:style-name="ce10" office:value-type="string">
            <text:p>180 часов ночь</text:p>
          </table:table-cell>
          <table:table-cell/>
          <table:table-cell table:style-name="ce29"/>
          <table:table-cell table:style-name="ce32"/>
          <table:table-cell table:number-columns-repeated="1015"/>
        </table:table-row>
        <table:table-row table:style-name="ro4">
          <table:table-cell/>
          <table:table-cell table:style-name="ce6" office:value-type="string">
            <text:p>Факт кол-во машин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/>
          <table:table-cell table:style-name="ce29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percentage-style style:name="N8010" number:language="ru" number:country="RU">
      <number:number number:decimal-places="0" number:min-integer-digits="1"/>
      <number:text>%</number:text>
    </number:percentage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ConditionalStyle_5f_47" style:display-name="ConditionalStyle_47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3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.11.2024</text:date>, <text:time>13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калькулятор" style:display-name="PageStyle_калькуля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14T13:36:29</dc:date>
    <meta:generator>OpenOffice/4.1.14$Win32 OpenOffice.org_project/4114m1$Build-9811</meta:generator>
    <meta:editing-duration>PT22M17S</meta:editing-duration>
    <meta:editing-cycles>1</meta:editing-cycles>
    <meta:document-statistic meta:table-count="1" meta:cell-count="127" meta:object-count="0"/>
  </office:meta>
</office:document-meta>
</file>